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478cm"/>
    </style:style>
    <style:style style:name="co14" style:family="table-column">
      <style:table-column-properties fo:break-before="auto" style:column-width="16.148cm"/>
    </style:style>
    <style:style style:name="co8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4.041cm"/>
    </style:style>
    <style:style style:name="co23" style:family="table-column">
      <style:table-column-properties fo:break-before="auto" style:column-width="3.023cm"/>
    </style:style>
    <style:style style:name="co24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1.81cm"/>
    </style:style>
    <style:style style:name="co9" style:family="table-column">
      <style:table-column-properties fo:break-before="auto" style:column-width="5.699cm"/>
    </style:style>
    <style:style style:name="co10" style:family="table-column">
      <style:table-column-properties fo:break-before="auto" style:column-width="8.188cm"/>
    </style:style>
    <style:style style:name="co11" style:family="table-column">
      <style:table-column-properties fo:break-before="auto" style:column-width="6.646cm"/>
    </style:style>
    <style:style style:name="co12" style:family="table-column">
      <style:table-column-properties fo:break-before="auto" style:column-width="2.98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4.198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2.891cm"/>
    </style:style>
    <style:style style:name="co19" style:family="table-column">
      <style:table-column-properties fo:break-before="auto" style:column-width="2.08cm"/>
    </style:style>
    <style:style style:name="co20" style:family="table-column">
      <style:table-column-properties fo:break-before="auto" style:column-width="3.568cm"/>
    </style:style>
    <style:style style:name="co21" style:family="table-column">
      <style:table-column-properties fo:break-before="auto" style:column-width="4.828cm"/>
    </style:style>
    <style:style style:name="co25" style:family="table-column">
      <style:table-column-properties fo:break-before="auto" style:column-width="4.838cm"/>
    </style:style>
    <style:style style:name="co26" style:family="table-column">
      <style:table-column-properties fo:break-before="auto" style:column-width="5.272cm"/>
    </style:style>
    <style:style style:name="co27" style:family="table-column">
      <style:table-column-properties fo:break-before="auto" style:column-width="6.475cm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1.263cm" fo:break-before="auto" style:use-optimal-row-height="false"/>
    </style:style>
    <style:style style:name="ro25" style:family="table-row">
      <style:table-row-properties style:row-height="0.579cm" fo:break-before="auto" style:use-optimal-row-height="true"/>
    </style:style>
    <style:style style:name="ro18" style:family="table-row">
      <style:table-row-properties style:row-height="0.496cm" fo:break-before="auto" style:use-optimal-row-height="true"/>
    </style:style>
    <style:style style:name="ro19" style:family="table-row">
      <style:table-row-properties style:row-height="0.868cm" fo:break-before="auto" style:use-optimal-row-height="fals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0.767cm" fo:break-before="auto" style:use-optimal-row-height="false"/>
    </style:style>
    <style:style style:name="ro22" style:family="table-row">
      <style:table-row-properties style:row-height="0.947cm" fo:break-before="auto" style:use-optimal-row-height="false"/>
    </style:style>
    <style:style style:name="ro26" style:family="table-row">
      <style:table-row-properties style:row-height="2.157cm" fo:break-before="auto" style:use-optimal-row-height="true"/>
    </style:style>
    <style:style style:name="ro27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3cm" fo:break-before="auto" style:use-optimal-row-height="true"/>
    </style:style>
    <style:style style:name="ro29" style:family="table-row">
      <style:table-row-properties style:row-height="1.737cm" fo:break-before="auto" style:use-optimal-row-height="true"/>
    </style:style>
    <style:style style:name="ro30" style:family="table-row">
      <style:table-row-properties style:row-height="5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70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2cm solid #000000"/>
      <style:text-properties style:font-name="Arial" fo:font-size="10pt"/>
    </style:style>
    <style:style style:name="ce82" style:family="table-cell" style:parent-style-name="Default">
      <style:table-cell-properties fo:border="0.002cm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12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220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95" style:family="table-cell" style:parent-style-name="Default" style:data-style-name="N161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ext-properties style:font-name="Arial" fo:font-size="10pt"/>
    </style:style>
    <style:style style:name="ce11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2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4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/>
    </style:style>
    <style:style style:name="ce14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46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ahoma" style:font-name-complex="Tahoma2"/>
    </style:style>
    <style:style style:name="T8" style:family="text">
      <style:text-properties fo:font-weight="bold" style:font-name-asian="Tahoma" style:font-weight-asian="bold" style:font-name-complex="Tahoma2" style:font-weight-complex="bold"/>
    </style:style>
    <style:style style:name="T9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8">
          <table:table-cell table:style-name="ce51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5" table:number-columns-repeated="2"/>
          <table:table-cell table:style-name="ce51"/>
          <table:table-cell table:style-name="ce51" table:number-columns-spanned="3" table:number-rows-spanned="1"/>
          <table:covered-table-cell table:number-columns-repeated="2" table:style-name="ce51"/>
          <table:table-cell table:style-name="ce51" table:number-columns-repeated="248"/>
          <table:table-cell/>
        </table:table-row>
        <table:table-row table:style-name="ro18" table:number-rows-repeated="3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9">
          <table:table-cell table:style-name="ce52"/>
          <table:table-cell table:style-name="ce56" office:value-type="string">
            <text:p>PLF Integrate SMOKE TESTS</text:p>
          </table:table-cell>
          <table:table-cell table:style-name="ce52" table:number-columns-repeated="4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Version:</text:p>
          </table:table-cell>
          <table:table-cell table:style-name="ce94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Issue date:</text:p>
          </table:table-cell>
          <table:table-cell table:style-name="ce95" office:value-type="string">
            <text:p>23-Dect-10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Name:</text:p>
          </table:table-cell>
          <table:table-cell table:style-name="ce96" office:value-type="string">
            <text:p>Platform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Code:</text:p>
          </table:table-cell>
          <table:table-cell table:style-name="ce96" office:value-type="string">
            <text:p>PLF 3.0.x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Module</text:p>
          </table:table-cell>
          <table:table-cell table:style-name="ce96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Total Cases:</text:p>
          </table:table-cell>
          <table:table-cell table:style-name="ce96" table:formula="of:=[Data.C4]" office:value-type="float" office:value="10">
            <text:p>10</text:p>
          </table:table-cell>
          <table:table-cell table:style-name="ce101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20">
          <table:table-cell table:style-name="ce53"/>
          <table:table-cell table:style-name="ce87" office:value-type="string">
            <text:p>Test Status:</text:p>
          </table:table-cell>
          <table:table-cell table:style-name="ce34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8" table:number-rows-repeated="2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1">
          <table:table-cell table:style-name="ce54"/>
          <table:table-cell table:style-name="ce88" office:value-type="string">
            <text:p>Record of change:</text:p>
          </table:table-cell>
          <table:table-cell table:style-name="ce51" table:number-columns-repeated="5"/>
          <table:table-cell table:style-name="ce54" table:number-columns-repeated="248"/>
          <table:table-cell/>
        </table:table-row>
        <table:table-row table:style-name="ro22">
          <table:table-cell table:style-name="ce54"/>
          <table:table-cell table:style-name="ce89" office:value-type="string">
            <text:p>Effective Date</text:p>
          </table:table-cell>
          <table:table-cell table:style-name="ce97" office:value-type="string">
            <text:p>Version</text:p>
          </table:table-cell>
          <table:table-cell table:style-name="ce97" office:value-type="string">
            <text:p>Change description</text:p>
          </table:table-cell>
          <table:table-cell table:style-name="ce97" office:value-type="string">
            <text:p>Originator</text:p>
          </table:table-cell>
          <table:table-cell table:style-name="ce110" office:value-type="string">
            <text:p>Reviewer/</text:p>
            <text:p>Approver</text:p>
          </table:table-cell>
          <table:table-cell table:style-name="ce111" office:value-type="string">
            <text:p>Reference</text:p>
          </table:table-cell>
          <table:table-cell table:style-name="ce54" table:number-columns-repeated="248"/>
          <table:table-cell/>
        </table:table-row>
        <table:table-row table:style-name="ro18">
          <table:table-cell table:style-name="ce54"/>
          <table:table-cell table:style-name="ce90" office:value-type="date" office:date-value="2010-10-06">
            <text:p>6-Oct-10</text:p>
          </table:table-cell>
          <table:table-cell table:style-name="ce98" office:value-type="string">
            <text:p>1.0</text:p>
          </table:table-cell>
          <table:table-cell table:style-name="ce102" office:value-type="string">
            <text:p>New document</text:p>
          </table:table-cell>
          <table:table-cell table:style-name="ce107" office:value-type="string">
            <text:p>minh.nguyen</text:p>
          </table:table-cell>
          <table:table-cell table:style-name="ce108"/>
          <table:table-cell table:style-name="ce112"/>
          <table:table-cell table:style-name="ce53"/>
          <table:table-cell table:style-name="ce54" table:number-columns-repeated="247"/>
          <table:table-cell/>
        </table:table-row>
        <table:table-row table:style-name="ro18">
          <table:table-cell table:style-name="ce53"/>
          <table:table-cell table:style-name="ce91" office:value-type="string">
            <text:p>23-Dect-10</text:p>
          </table:table-cell>
          <table:table-cell table:style-name="ce98" office:value-type="string">
            <text:p>1.1</text:p>
          </table:table-cell>
          <table:table-cell table:style-name="ce102" office:value-type="string">
            <text:p>Update ID, slit in cases</text:p>
          </table:table-cell>
          <table:table-cell table:style-name="ce102" office:value-type="string">
            <text:p>minh.nguyen</text:p>
          </table:table-cell>
          <table:table-cell table:style-name="ce108"/>
          <table:table-cell table:style-name="ce112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2" table:number-columns-repeated="2"/>
          <table:table-cell table:style-name="ce108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1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1"/>
          <table:table-cell table:style-name="ce53" table:number-columns-repeated="247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 table:number-rows-repeated="2">
          <table:table-cell table:style-name="ce51"/>
          <table:table-cell table:style-name="ce92"/>
          <table:table-cell table:style-name="ce99"/>
          <table:table-cell table:style-name="ce104"/>
          <table:table-cell table:style-name="ce105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3"/>
          <table:table-cell table:style-name="ce100"/>
          <table:table-cell table:style-name="ce106"/>
          <table:table-cell table:style-name="ce109" table:number-columns-repeated="2"/>
          <table:table-cell table:style-name="ce116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8" table:number-rows-repeated="3">
          <table:table-cell table:style-name="ce51" table:number-columns-repeated="255"/>
          <table:table-cell/>
        </table:table-row>
        <table:table-row table:style-name="ro18" table:number-rows-repeated="9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 table:number-rows-repeated="10">
          <table:table-cell table:style-name="ce51" table:number-columns-repeated="255"/>
          <table:table-cell/>
        </table:table-row>
        <table:table-row table:style-name="ro18" table:number-rows-repeated="104852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8">
          <table:table-cell table:style-name="ce117"/>
          <table:table-cell table:style-name="ce122" office:value-type="string">
            <text:p>TEST CASES</text:p>
          </table:table-cell>
          <table:table-cell table:style-name="ce122"/>
          <table:table-cell table:style-name="ce123" table:number-columns-repeated="2"/>
          <table:table-cell table:style-name="ce117"/>
          <table:table-cell table:style-name="ce135"/>
          <table:table-cell table:style-name="ce123" table:number-columns-repeated="2"/>
          <table:table-cell table:style-name="ce169" table:number-columns-repeated="219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3" table:number-columns-repeated="4"/>
          <table:table-cell table:style-name="ce117"/>
          <table:table-cell table:style-name="ce135"/>
          <table:table-cell table:style-name="ce123" table:number-columns-repeated="2"/>
          <table:table-cell table:style-name="ce170" office:value-type="string">
            <text:p>Passed</text:p>
          </table:table-cell>
          <table:table-cell table:style-name="ce170" table:formula="of:=COUNTIF([.K$7:.K$1015];[.$J2])" office:value-type="float" office:value="13">
            <text:p>13</text:p>
          </table:table-cell>
          <table:table-cell table:style-name="ce170" table:formula="of:=COUNTIF([.L$7:.L$1015];[.$J2])" office:value-type="float" office:value="13">
            <text:p>13</text:p>
          </table:table-cell>
          <table:table-cell table:style-name="ce170" table:formula="of:=COUNTIF([.M$7:.M$1015];[.$J2])" office:value-type="float" office:value="0">
            <text:p>0</text:p>
          </table:table-cell>
          <table:table-cell table:style-name="ce170" table:formula="of:=COUNTIF([.N$7:.N$1015];[.$J2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4" office:value-type="string">
            <text:p>Functions List<text:span text:style-name="T5">:</text:span></text:p>
          </table:table-cell>
          <table:table-cell table:style-name="ce128" table:number-columns-spanned="3" table:number-rows-spanned="1"/>
          <table:covered-table-cell table:style-name="ce134"/>
          <table:covered-table-cell table:style-name="ce129"/>
          <table:table-cell table:style-name="ce117"/>
          <table:table-cell table:style-name="ce135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5];[.$J3])" office:value-type="float" office:value="0">
            <text:p>0</text:p>
          </table:table-cell>
          <table:table-cell table:style-name="ce170" table:formula="of:=COUNTIF([.L$7:.L$1015];[.$J3])" office:value-type="float" office:value="0">
            <text:p>0</text:p>
          </table:table-cell>
          <table:table-cell table:style-name="ce170" table:formula="of:=COUNTIF([.M$7:.M$1015];[.$J3])" office:value-type="float" office:value="0">
            <text:p>0</text:p>
          </table:table-cell>
          <table:table-cell table:style-name="ce170" table:formula="of:=COUNTIF([.N$7:.N$1015];[.$J3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">
          <table:table-cell table:style-name="ce117"/>
          <table:table-cell table:style-name="ce124" office:value-type="string">
            <text:p>Total Main Cases:</text:p>
          </table:table-cell>
          <table:table-cell table:style-name="ce129" table:formula="of:=MAX([.A7:.A1001])" office:value-type="float" office:value="10" table:number-columns-spanned="3" table:number-rows-spanned="1">
            <text:p>10</text:p>
          </table:table-cell>
          <table:covered-table-cell table:number-columns-repeated="2" table:style-name="ce135"/>
          <table:table-cell table:style-name="ce117"/>
          <table:table-cell table:style-name="ce135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5];[.$J4])" office:value-type="float" office:value="0">
            <text:p>0</text:p>
          </table:table-cell>
          <table:table-cell table:style-name="ce170" table:formula="of:=COUNTIF([.L$7:.L$1015];[.$J4])" office:value-type="float" office:value="0">
            <text:p>0</text:p>
          </table:table-cell>
          <table:table-cell table:style-name="ce170" table:formula="of:=COUNTIF([.M$7:.M$1015];[.$J4])" office:value-type="float" office:value="0">
            <text:p>0</text:p>
          </table:table-cell>
          <table:table-cell table:style-name="ce170" table:formula="of:=COUNTIF([.N$7:.N$1015];[.$J4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8"/>
          <table:table-cell table:style-name="ce125"/>
          <table:table-cell table:style-name="ce118" table:number-columns-repeated="7"/>
          <table:table-cell table:style-name="ce171" office:value-type="string">
            <text:p>Untested</text:p>
          </table:table-cell>
          <table:table-cell table:style-name="ce170" table:formula="of:=COUNTIF([.K$7:.K$1015];[.$J5])" office:value-type="float" office:value="0">
            <text:p>0</text:p>
          </table:table-cell>
          <table:table-cell table:style-name="ce170" table:formula="of:=COUNTIF([.L$7:.L$1015];[.$J5])" office:value-type="float" office:value="0">
            <text:p>0</text:p>
          </table:table-cell>
          <table:table-cell table:style-name="ce170" table:formula="of:=COUNTIF([.M$7:.M$1015];[.$J5])" office:value-type="float" office:value="0">
            <text:p>0</text:p>
          </table:table-cell>
          <table:table-cell table:style-name="ce170" table:formula="of:=COUNTIF([.N$7:.N$1015];[.$J5])" office:value-type="float" office:value="0">
            <text:p>0</text:p>
          </table:table-cell>
          <table:table-cell table:style-name="ce118" table:number-columns-repeated="232"/>
          <table:table-cell table:style-name="ce117" table:number-columns-repeated="9"/>
        </table:table-row>
        <table:table-row table:style-name="ro1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39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ce177" table:number-columns-repeated="211"/>
          <table:table-cell table:style-name="ce135" table:number-columns-repeated="17"/>
          <table:table-cell table:style-name="ce117" table:number-columns-repeated="9"/>
        </table:table-row>
        <table:table-row table:style-name="ro1">
          <table:table-cell table:style-name="ce120" office:value-type="float" office:value="1">
            <text:p>001</text:p>
          </table:table-cell>
          <table:table-cell table:style-name="ce39" office:value-type="string">
            <text:p>SMOKE_PLF_INT_01</text:p>
          </table:table-cell>
          <table:table-cell table:style-name="ce130" office:value-type="float" office:value="1">
            <text:p>001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44" office:value-type="string">
            <text:p>Step 1: Show Intranet Home page</text:p>
          </table:table-cell>
          <table:table-cell table:style-name="ce140" office:value-type="string">
            <text:p>- Login intranet site by root</text:p>
          </table:table-cell>
          <table:table-cell table:style-name="ce144" office:value-type="string">
            <text:p>Home page is show properly, gadgets are well displayed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 table:number-columns-repeated="235"/>
          <table:table-cell table:style-name="ce178"/>
          <table:table-cell table:style-name="ce117" table:number-columns-repeated="9"/>
        </table:table-row>
        <table:table-row table:style-name="ro26">
          <table:table-cell table:style-name="ce12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9" office:value-type="string">
            <text:p>SMOKE_PLF_INT_02</text:p>
          </table:table-cell>
          <table:table-cell table:style-name="ce131" office:value-type="float" office:value="1">
            <text:p>001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44" office:value-type="string">
            <text:p>Step 1: Add space</text:p>
          </table:table-cell>
          <table:table-cell table:style-name="ce140" office:value-type="string">
            <text:p>- At Intranet Home page, click <text:span text:style-name="T6">Show </text:span><text:span text:style-name="T6">All</text:span> link in <text:span text:style-name="T6">My </text:span><text:span text:style-name="T6">Space</text:span> path (on the left) or click Find Space under <text:span text:style-name="T6">My Spaces</text:span> in admin bar</text:p>
            <text:p/>
          </table:table-cell>
          <table:table-cell table:style-name="ce144" office:value-type="string">
            <text:p>Public Spaces form is shown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 table:number-columns-repeated="235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4" office:value-type="string">
            <text:p>Step 2: Add space</text:p>
          </table:table-cell>
          <table:table-cell table:style-name="ce161" office:value-type="string">
            <text:p><text:span text:style-name="T7">- Click </text:span><text:span text:style-name="T8">Add </text:span><text:span text:style-name="T8">new space</text:span></text:p>
            <text:p><text:span text:style-name="T7">- Input Name </text:span><text:span text:style-name="T7">for space</text:span></text:p>
            <text:p><text:span text:style-name="T7">- Click </text:span><text:span text:style-name="T8">Create</text:span></text:p>
          </table:table-cell>
          <table:table-cell table:style-name="ce144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 table:number-columns-repeated="235"/>
          <table:table-cell table:style-name="ce178"/>
          <table:table-cell table:style-name="ce117" table:number-columns-repeated="9"/>
        </table:table-row>
        <table:table-row table:style-name="ro27">
          <table:table-cell table:style-name="ce12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5" office:value-type="string">
            <text:p>Step 3: View space</text:p>
          </table:table-cell>
          <table:table-cell table:style-name="ce145" office:value-type="string">
            <text:p>Click on the name of new added space</text:p>
          </table:table-cell>
          <table:table-cell table:style-name="ce145" office:value-type="string">
            <text:p>Space details is shown, there're some applications are integrated &amp; listed in left pan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0" office:value-type="string">
            <text:p>SMOKE_PLF_INT_03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Calendar</text:p>
          </table:table-cell>
          <table:table-cell table:style-name="ce141" office:value-type="string">
            <text:p>Check integrate with Answer</text:p>
          </table:table-cell>
          <table:table-cell table:style-name="ce145" office:value-type="string">
            <text:p>Step 1: Show integrated Answer</text:p>
          </table:table-cell>
          <table:table-cell table:style-name="ce145" office:value-type="string">
            <text:p>In a specific space:</text:p>
            <text:p>Click <text:span text:style-name="T6">Answer</text:span> on the left</text:p>
          </table:table-cell>
          <table:table-cell table:style-name="ce145" office:value-type="string">
            <text:p>The Answer page is shown in right pane of Home pag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2: Add question on answer</text:p>
          </table:table-cell>
          <table:table-cell table:style-name="ce145" office:value-type="string">
            <text:p>- Click <text:span text:style-name="T6">Submit </text:span><text:span text:style-name="T6">Question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question is added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3: Check adding activity for added question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question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0" office:value-type="string">
            <text:p>SMOKE_PLF_INT_04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Answer</text:p>
          </table:table-cell>
          <table:table-cell table:style-name="ce141" office:value-type="string">
            <text:p>Check integrate with Calendar</text:p>
          </table:table-cell>
          <table:table-cell table:style-name="ce145" office:value-type="string">
            <text:p>Step 1: Show integrated Calendar</text:p>
          </table:table-cell>
          <table:table-cell table:style-name="ce145" office:value-type="string">
            <text:p>In a specific space:</text:p>
            <text:p>Click <text:span text:style-name="T6">Calendar</text:span> on the left</text:p>
          </table:table-cell>
          <table:table-cell table:style-name="ce145" office:value-type="string">
            <text:p>The calendar page is shown in right pane of Home page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27">
          <table:table-cell table:style-name="ce12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7" office:value-type="string">
            <text:p>SMOKE_PLF_INT_04</text:p>
          </table:table-cell>
          <table:table-cell table:style-name="ce13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2: Add event on calendar</text:p>
          </table:table-cell>
          <table:table-cell table:style-name="ce145" office:value-type="string">
            <text:p>- Click <text:span text:style-name="T6">Event </text:span>or <text:span text:style-name="T6">Add event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Event is added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27">
          <table:table-cell table:style-name="ce12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3: Add task on calendar</text:p>
          </table:table-cell>
          <table:table-cell table:style-name="ce145" office:value-type="string">
            <text:p>- Click <text:span text:style-name="T6">Task</text:span> or <text:span text:style-name="T6">Add task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task is added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27">
          <table:table-cell table:style-name="ce12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4: Check adding activity for added event/event on Home space page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event and added task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1">
          <table:table-cell table:style-name="ce120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0" office:value-type="string">
            <text:p>SMOKE_PLF_INT_05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Sites Explorer</text:p>
          </table:table-cell>
          <table:table-cell table:style-name="ce141" office:value-type="string">
            <text:p>Check integrate with Sites Explorer</text:p>
          </table:table-cell>
          <table:table-cell table:style-name="ce144" office:value-type="string">
            <text:p>Step 1: Show integrated Content Explorer</text:p>
          </table:table-cell>
          <table:table-cell table:style-name="ce140" office:value-type="string">
            <text:p>In a specific space: Click <text:span text:style-name="T6">Documents </text:span>on the left</text:p>
          </table:table-cell>
          <table:table-cell table:style-name="ce145" office:value-type="string">
            <text:p>The Content Explorer (Sites Explorer) page is shown in right pane of Home page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28">
          <table:table-cell table:style-name="ce12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6" office:value-type="string">
            <text:p>Smoke/Integration/Sites Explorer</text:p>
          </table:table-cell>
          <table:table-cell table:style-name="ce140" office:value-type="string">
            <text:p>Check integrate with Sites Explorer</text:p>
          </table:table-cell>
          <table:table-cell table:style-name="ce146" office:value-type="string">
            <text:p>Step 2: Add document</text:p>
          </table:table-cell>
          <table:table-cell table:style-name="ce14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46" office:value-type="string">
            <text:p>New document is added</text:p>
          </table:table-cell>
          <table:table-cell table:style-name="ce144" office:value-type="string">
            <text:p>High</text:p>
          </table:table-cell>
          <table:table-cell table:style-name="ce173" table:number-columns-repeated="246"/>
        </table:table-row>
        <table:table-row table:style-name="ro1">
          <table:table-cell table:style-name="ce120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0" office:value-type="string">
            <text:p>SMOKE_PLF_INT_06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Dashboard</text:p>
          </table:table-cell>
          <table:table-cell table:style-name="ce141" office:value-type="string">
            <text:p>Check integrate with Dashboard</text:p>
          </table:table-cell>
          <table:table-cell table:style-name="ce144" office:value-type="string">
            <text:p>Step 1: Show integrated Dashboard</text:p>
          </table:table-cell>
          <table:table-cell table:style-name="ce140" office:value-type="string">
            <text:p>In a specific space: Click <text:span text:style-name="T6">Dashboard</text:span> on the left</text:p>
          </table:table-cell>
          <table:table-cell table:style-name="ce145" office:value-type="string">
            <text:p>The Dashboard page is shown in right pane of Home page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27">
          <table:table-cell table:style-name="ce12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36" office:value-type="string">
            <text:p>Smoke/Integration/Dashboard</text:p>
          </table:table-cell>
          <table:table-cell table:style-name="ce140" office:value-type="string">
            <text:p>Check integrate with Dashboard</text:p>
          </table:table-cell>
          <table:table-cell table:style-name="ce159" office:value-type="string">
            <text:p>Step 2: Drag &amp; drop gadget</text:p>
          </table:table-cell>
          <table:table-cell table:style-name="ce159" office:value-type="string">
            <text:p>Drag &amp; drop 1 gadget from Dashboard workspace into dashboard page</text:p>
          </table:table-cell>
          <table:table-cell table:style-name="ce159" office:value-type="string">
            <text:p>Gadget is added</text:p>
          </table:table-cell>
          <table:table-cell table:style-name="ce144" office:value-type="string">
            <text:p>High</text:p>
          </table:table-cell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">
          <table:table-cell table:style-name="ce12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40" office:value-type="string">
            <text:p>SMOKE_PLF_INT_07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Forum</text:p>
          </table:table-cell>
          <table:table-cell table:style-name="ce141" office:value-type="string">
            <text:p>Check integrate with Forum</text:p>
          </table:table-cell>
          <table:table-cell table:style-name="ce144" office:value-type="string">
            <text:p>Step 1: Show integrated Forum</text:p>
          </table:table-cell>
          <table:table-cell table:style-name="ce140" office:value-type="string">
            <text:p>In a specific space: Click <text:span text:style-name="T6">Forum</text:span> on the left</text:p>
          </table:table-cell>
          <table:table-cell table:style-name="ce145" office:value-type="string">
            <text:p>The Forum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g.nguyen</text:p>
          </table:table-cell>
          <table:table-cell table:style-name="ce174" office:value-type="string">
            <text:p>Passed</text:p>
          </table:table-cell>
          <table:table-cell table:style-name="ce175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59" office:value-type="string">
            <text:p>Step 2: Add new topic</text:p>
          </table:table-cell>
          <table:table-cell table:style-name="ce159" office:value-type="string">
            <text:p>- Click <text:span text:style-name="T6">Start </text:span><text:span text:style-name="T6">topic</text:span></text:p>
            <text:p>- Input values</text:p>
            <text:p>- Click <text:span text:style-name="T6">Submit</text:span></text:p>
          </table:table-cell>
          <table:table-cell table:style-name="ce159" office:value-type="string">
            <text:p>New topic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g.nguyen</text:p>
          </table:table-cell>
          <table:table-cell table:style-name="ce174" office:value-type="string">
            <text:p>Passed</text:p>
          </table:table-cell>
          <table:table-cell table:style-name="ce175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46" office:value-type="string">
            <text:p>Step 3: Check updating activity for added topic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topic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g.nguyen</text:p>
          </table:table-cell>
          <table:table-cell table:style-name="ce174" office:value-type="string">
            <text:p>Passed</text:p>
          </table:table-cell>
          <table:table-cell table:style-name="ce175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0" office:value-type="string">
            <text:p>SMOKE_PLF_INT_08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Application</text:p>
          </table:table-cell>
          <table:table-cell table:style-name="ce141" office:value-type="string">
            <text:p>Add integrated application</text:p>
          </table:table-cell>
          <table:table-cell table:style-name="ce159" office:value-type="string">
            <text:p>Step 1: Show space settings form</text:p>
          </table:table-cell>
          <table:table-cell table:style-name="ce140" office:value-type="string">
            <text:p><text:span text:style-name="T9">In a specific </text:span><text:span text:style-name="T9">space: </text:span></text:p>
            <text:p>- Click <text:span text:style-name="T6">Space </text:span><text:span text:style-name="T6">Setting</text:span> on the left</text:p>
          </table:table-cell>
          <table:table-cell table:style-name="ce164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g.nguyen</text:p>
          </table:table-cell>
          <table:table-cell table:style-name="ce174" office:value-type="string">
            <text:p>Passed</text:p>
          </table:table-cell>
          <table:table-cell table:style-name="ce175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2: Show add application form</text:p>
          </table:table-cell>
          <table:table-cell table:style-name="ce159" office:value-type="string">
            <text:p>- Choose <text:span text:style-name="T6">Applications</text:span> tab</text:p>
            <text:p>- Click <text:span text:style-name="T6">Add</text:span></text:p>
          </table:table-cell>
          <table:table-cell table:style-name="ce159" office:value-type="string">
            <text:p>Applications list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g.nguyen</text:p>
          </table:table-cell>
          <table:table-cell table:style-name="ce174" office:value-type="string">
            <text:p>Passed</text:p>
          </table:table-cell>
          <table:table-cell table:style-name="ce175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18: Add application</text:p>
          </table:table-cell>
          <table:table-cell table:style-name="ce159" office:value-type="string">
            <text:p>- Click cross + icon at the application you want to add</text:p>
            <text:p>- Click x to close Applications list</text:p>
          </table:table-cell>
          <table:table-cell table:style-name="ce159" office:value-type="string">
            <text:p>Chosen application is listed in integrated application list in both left &amp; righ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g.nguyen</text:p>
          </table:table-cell>
          <table:table-cell table:style-name="ce174" office:value-type="string">
            <text:p>Passed</text:p>
          </table:table-cell>
          <table:table-cell table:style-name="ce175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009</text:p>
          </table:table-cell>
          <table:table-cell table:style-name="ce40" office:value-type="string">
            <text:p>SMOKE_PLF_INT_09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IDE</text:p>
          </table:table-cell>
          <table:table-cell table:style-name="ce141" office:value-type="string">
            <text:p>Check IDE</text:p>
          </table:table-cell>
          <table:table-cell table:style-name="ce159" office:value-type="string">
            <text:p>Step 1: Check IDE page</text:p>
          </table:table-cell>
          <table:table-cell table:style-name="ce159" office:value-type="string">
            <text:p>Move mouse over the <text:span text:style-name="T6">My </text:span><text:span text:style-name="T6">Groups</text:span> in admin bar</text:p>
          </table:table-cell>
          <table:table-cell table:style-name="ce159" office:value-type="string">
            <text:p>There's ID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g.nguyen</text:p>
          </table:table-cell>
          <table:table-cell table:style-name="ce174" office:value-type="string">
            <text:p>Passed</text:p>
          </table:table-cell>
          <table:table-cell table:style-name="ce175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7" office:value-type="string">
            <text:p>SMOKE_PLF_INT_09</text:p>
          </table:table-cell>
          <table:table-cell table:style-name="ce13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Smoke/Integration/IDE</text:p>
          </table:table-cell>
          <table:table-cell table:style-name="ce140" office:value-type="string">
            <text:p>Check IDE</text:p>
          </table:table-cell>
          <table:table-cell table:style-name="ce159" office:value-type="string">
            <text:p>Step 2: Check showing IDE page</text:p>
          </table:table-cell>
          <table:table-cell table:style-name="ce159" office:value-type="string">
            <text:p>Click on <text:span text:style-name="T6">IDE</text:span></text:p>
          </table:table-cell>
          <table:table-cell table:style-name="ce159" office:value-type="string">
            <text:p>IDE page is shown correctly, dev-monit workspace is selected as default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g.nguyen</text:p>
          </table:table-cell>
          <table:table-cell table:style-name="ce174" office:value-type="string">
            <text:p>Passed</text:p>
          </table:table-cell>
          <table:table-cell table:style-name="ce175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9">
          <table:table-cell table:style-name="ce12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0" office:value-type="string">
            <text:p>SMOKE_PLF_INT_10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Smoke/Integration/CMIS</text:p>
          </table:table-cell>
          <table:table-cell table:style-name="ce142" office:value-type="string">
            <text:p>Install CMIS Expert gadget</text:p>
          </table:table-cell>
          <table:table-cell table:style-name="ce143" office:value-type="string">
            <text:p>Step 1: Open form to add gadget</text:p>
          </table:table-cell>
          <table:table-cell table:style-name="ce162" office:value-type="string">
            <text:p>- Login by admin</text:p>
            <text:p>- Go to <text:span text:style-name="T6">My </text:span><text:span text:style-name="T6">Groups → </text:span><text:span text:style-name="T6">Portal </text:span><text:span text:style-name="T6">Administrati</text:span><text:span text:style-name="T6">on → <text:s/></text:span><text:span text:style-name="T6">Application </text:span><text:span text:style-name="T6">Registry</text:span></text:p>
          </table:table-cell>
          <table:table-cell table:style-name="ce165" office:value-type="string">
            <text:p>Application registry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g.nguyen</text:p>
          </table:table-cell>
          <table:table-cell table:style-name="ce174" office:value-type="string">
            <text:p>Passed</text:p>
          </table:table-cell>
          <table:table-cell table:style-name="ce175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9">
          <table:table-cell table:style-name="ce12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7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2: Add gadget</text:p>
          </table:table-cell>
          <table:table-cell table:style-name="ce162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65" office:value-type="string">
            <text:p>New Gadget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g.nguyen</text:p>
          </table:table-cell>
          <table:table-cell table:style-name="ce174" office:value-type="string">
            <text:p>Passed</text:p>
          </table:table-cell>
          <table:table-cell table:style-name="ce175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3: Add the gadget to Gadgets category</text:p>
          </table:table-cell>
          <table:table-cell table:style-name="ce162" office:value-type="string">
            <text:p>- Click on "Click here to add into categories" and enable checkbox <text:span text:style-name="T6">Gadgets</text:span></text:p>
          </table:table-cell>
          <table:table-cell table:style-name="ce165" office:value-type="string">
            <text:p>Add gadget into category is do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g.nguyen</text:p>
          </table:table-cell>
          <table:table-cell table:style-name="ce174" office:value-type="string">
            <text:p>Passed</text:p>
          </table:table-cell>
          <table:table-cell table:style-name="ce175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4: Import application</text:p>
          </table:table-cell>
          <table:table-cell table:style-name="ce162" office:value-type="string">
            <text:p>- Go to Categories and do Import Applications</text:p>
          </table:table-cell>
          <table:table-cell table:style-name="ce165" office:value-type="string">
            <text:p>Applications are imported &amp; listed in lef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g.nguyen</text:p>
          </table:table-cell>
          <table:table-cell table:style-name="ce174" office:value-type="string">
            <text:p>Passed</text:p>
          </table:table-cell>
          <table:table-cell table:style-name="ce175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30">
          <table:table-cell table:style-name="ce12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5: Add page with CMIS</text:p>
          </table:table-cell>
          <table:table-cell table:style-name="ce162" office:value-type="string">
            <text:p>- Go to <text:span text:style-name="T6">My </text:span><text:span text:style-name="T6">Groups → <text:s/></text:span><text:span text:style-name="T6">Developers </text:span><text:span text:style-name="T6">→ <text:s/>IDE</text:span></text:p>
            <text:p>- Then <text:span text:style-name="T6">Group </text:span><text:span text:style-name="T6">Editor → <text:s/></text:span><text:span text:style-name="T6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5" office:value-type="string">
            <text:p>New page with CMIS is added &amp; well display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hang.nguyen</text:p>
          </table:table-cell>
          <table:table-cell table:style-name="ce174" office:value-type="string">
            <text:p>Passed</text:p>
          </table:table-cell>
          <table:table-cell table:style-name="ce175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4"/>
          <table:table-cell table:style-name="ce172"/>
          <table:table-cell table:style-name="ce174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2"/>
          <table:table-cell table:style-name="ce164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45" table:number-columns-repeated="2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 table:number-rows-repeated="5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6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59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3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 table:number-rows-repeated="10">
          <table:table-cell table:style-name="ce117" table:number-columns-repeated="255"/>
        </table:table-row>
        <table:table-row table:style-name="ro18" table:number-rows-repeated="1048471">
          <table:table-cell table:number-columns-repeated="255"/>
        </table:table-row>
        <table:table-row table:style-name="ro18">
          <table:table-cell table:number-columns-repeated="255"/>
        </table:table-row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22/08/2012</text:date>, <text:time>17:2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22T17:27:22.90</dc:date>
    <meta:print-date>2008-06-17T00:45:47</meta:print-date>
    <meta:editing-cycles>795</meta:editing-cycles>
    <meta:editing-duration>P13DT41M12S</meta:editing-duration>
    <meta:document-statistic meta:table-count="4" meta:cell-count="457" meta:object-count="1"/>
    <meta:user-defined meta:name="Info 1"/>
    <meta:user-defined meta:name="Info 2"/>
    <meta:user-defined meta:name="Info 3"/>
    <meta:user-defined meta:name="Info 4"/>
  </office:meta>
</office:document-meta>
</file>